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f3658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273f2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9b0888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273f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9b0888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9a3280" officeooo:paragraph-rsid="009a3280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5c05e3" officeooo:paragraph-rsid="002273f2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803614" officeooo:paragraph-rsid="002baf75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95c4d4" officeooo:paragraph-rsid="0095c4d4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6c843" officeooo:paragraph-rsid="009b0888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19855" officeooo:paragraph-rsid="009198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85dfad" officeooo:paragraph-rsid="008314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5c4d4" officeooo:paragraph-rsid="0095c4d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5c4d4" officeooo:paragraph-rsid="002baf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9b08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273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9b088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Avenir Next" fo:font-size="12pt" fo:font-weight="bold" officeooo:rsid="00113da3" officeooo:paragraph-rsid="001f3658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venir Next" fo:font-size="12pt" officeooo:rsid="00113da3" officeooo:paragraph-rsid="001f3658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f365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f365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273f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Avenir Next" fo:font-size="12pt" fo:font-style="normal" style:text-underline-style="none" fo:font-weight="bold" officeooo:rsid="00613127" officeooo:paragraph-rsid="001f3658" fo:background-color="#fff5ce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1f3658" fo:background-color="#dde8c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officeooo:paragraph-rsid="002273f2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29a493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officeooo:paragraph-rsid="001f3658"/>
    </style:style>
    <style:style style:name="P28" style:family="paragraph" style:parent-style-name="Standard">
      <style:paragraph-properties fo:text-align="start" style:justify-single-word="false"/>
      <style:text-properties officeooo:paragraph-rsid="002273f2"/>
    </style:style>
    <style:style style:name="P29" style:family="paragraph" style:parent-style-name="Standard">
      <style:paragraph-properties fo:text-align="start" style:justify-single-word="false"/>
      <style:text-properties officeooo:paragraph-rsid="009b0888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2273f2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9b0888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95c4d4" officeooo:paragraph-rsid="009b088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6c843" officeooo:paragraph-rsid="009b0888" fo:background-color="transparent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6c843" officeooo:paragraph-rsid="009da936" fo:background-color="transparent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c3fdc" officeooo:paragraph-rsid="009b08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venir Next" fo:font-size="12pt" fo:font-style="normal" style:text-underline-style="none" fo:font-weight="bold" officeooo:rsid="004696c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font-name="Avenir Next" fo:font-size="12pt" fo:font-style="normal" style:text-underline-style="none" fo:font-weight="bold" officeooo:rsid="008fdae2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Avenir Next" fo:font-size="12pt" fo:font-style="normal" style:text-underline-style="none" fo:font-weight="bold" officeooo:rsid="0093ee6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venir Next" fo:font-size="12pt" fo:font-style="normal" style:text-underline-style="none" fo:font-weight="bold" officeooo:rsid="0095c4d4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Avenir Next" fo:font-size="12pt" fo:font-style="normal" style:text-underline-style="none" fo:font-weight="bold" officeooo:rsid="004696c1" fo:background-color="#afd095" loext:char-shading-value="0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Avenir Next" fo:font-size="12pt" fo:font-style="normal" style:text-underline-style="none" fo:font-weight="normal" officeooo:rsid="0026c84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venir Next" fo:font-size="12pt" fo:font-style="normal" style:text-underline-style="none" fo:font-weight="normal" officeooo:rsid="0095c4d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venir Next" fo:font-size="12pt" fo:font-style="normal" style:text-underline-style="none" fo:font-weight="normal" officeooo:rsid="00214f9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venir Next" fo:font-size="12pt" fo:font-style="normal" style:text-underline-style="none" fo:font-weight="normal" officeooo:rsid="009b088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venir Next" fo:font-size="12pt" fo:font-style="normal" style:text-underline-style="solid" style:text-underline-width="auto" style:text-underline-color="font-color" fo:font-weight="bold" officeooo:rsid="00919855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Avenir Next" fo:font-size="12pt" fo:font-style="normal" style:text-underline-style="solid" style:text-underline-width="auto" style:text-underline-color="font-color" fo:font-weight="bold" officeooo:rsid="001f3658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Avenir Next" style:text-underline-style="solid" style:text-underline-width="auto" style:text-underline-color="font-color" fo:font-weight="bold" officeooo:rsid="0025e743" style:font-weight-asian="bold" style:font-weight-complex="bold"/>
    </style:style>
    <style:style style:name="T13" style:family="text">
      <style:text-properties style:font-name="Avenir Next" style:text-underline-style="solid" style:text-underline-width="auto" style:text-underline-color="font-color" fo:font-weight="bold" officeooo:rsid="002f3515" style:font-weight-asian="bold" style:font-weight-complex="bold"/>
    </style:style>
    <style:style style:name="T14" style:family="text">
      <style:text-properties style:font-name="Avenir Next" fo:font-style="normal" style:text-underline-style="none" fo:font-weight="normal" officeooo:rsid="00214f9f" style:font-style-asian="normal" style:font-weight-asian="normal" style:font-style-complex="normal" style:font-weight-complex="normal"/>
    </style:style>
    <style:style style:name="T15" style:family="text">
      <style:text-properties style:font-name="Avenir Next" fo:font-style="normal" style:text-underline-style="none" fo:font-weight="normal" officeooo:rsid="004bc1d0" style:font-style-asian="normal" style:font-weight-asian="normal" style:font-style-complex="normal" style:font-weight-complex="normal"/>
    </style:style>
    <style:style style:name="T16" style:family="text">
      <style:text-properties style:font-name="Avenir Next" fo:font-style="normal" style:text-underline-style="none" fo:font-weight="normal" officeooo:rsid="004beea9" style:font-style-asian="normal" style:font-weight-asian="normal" style:font-style-complex="normal" style:font-weight-complex="normal"/>
    </style:style>
    <style:style style:name="T17" style:family="text">
      <style:text-properties style:font-name="Avenir Next" fo:font-style="normal" style:text-underline-style="none" fo:font-weight="normal" officeooo:rsid="008fdae2" style:font-style-asian="normal" style:font-weight-asian="normal" style:font-style-complex="normal" style:font-weight-complex="normal"/>
    </style:style>
    <style:style style:name="T18" style:family="text">
      <style:text-properties officeooo:rsid="008fdae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95c4d4" style:font-weight-asian="normal" style:font-weight-complex="normal"/>
    </style:style>
    <style:style style:name="T21" style:family="text">
      <style:text-properties fo:font-weight="normal" officeooo:rsid="0097291d" style:font-weight-asian="normal" style:font-weight-complex="normal"/>
    </style:style>
    <style:style style:name="T22" style:family="text">
      <style:text-properties fo:font-weight="normal" officeooo:rsid="009909dd" style:font-weight-asian="normal" style:font-weight-complex="normal"/>
    </style:style>
    <style:style style:name="T23" style:family="text">
      <style:text-properties fo:font-weight="normal" officeooo:rsid="009c3fdc" style:font-weight-asian="normal" style:font-weight-complex="normal"/>
    </style:style>
    <style:style style:name="T24" style:family="text">
      <style:text-properties fo:font-weight="normal" officeooo:rsid="009da936" style:font-weight-asian="normal" style:font-weight-complex="normal"/>
    </style:style>
    <style:style style:name="T25" style:family="text">
      <style:text-properties officeooo:rsid="009909dd"/>
    </style:style>
    <style:style style:name="T26" style:family="text">
      <style:text-properties officeooo:rsid="009c11ab"/>
    </style:style>
    <style:style style:name="T27" style:family="text">
      <style:text-properties officeooo:rsid="009c3f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iri Chow (#40003396)</text:p>
      <text:p text:style-name="P18">COMP 479</text:p>
      <text:p text:style-name="P18">Fall ‘20</text:p>
      <text:p text:style-name="P19"/>
      <text:p text:style-name="P20">Project #<text:span text:style-name="T18">3</text:span></text:p>
      <text:p text:style-name="P21"/>
      <text:p text:style-name="P1">Using Python3</text:p>
      <text:p text:style-name="P23">Yellow Highlight: Issue with running.</text:p>
      <text:p text:style-name="P24">Green Highlight: Given names for outputs/inputs.</text:p>
      <text:p text:style-name="P1"/>
      <text:p text:style-name="P27"><text:span text:style-name="T10">Subproject #1</text:span><text:span text:style-name="T11">:</text:span></text:p>
      <text:p text:style-name="P11"/>
      <text:p text:style-name="P25"><text:span text:style-name="T12">Sorting </text:span><text:span text:style-name="T13">&amp; Building an Index</text:span></text:p>
      <text:p text:style-name="P22"/>
      <text:p text:style-name="P4">Tested Commands</text:p>
      <text:list xml:id="list2186498549" text:style-name="L1">
        <text:list-item>
          <text:p text:style-name="P30"><text:span text:style-name="T1">python3 </text:span><text:span text:style-name="T2">spimi-indexer.</text:span><text:span text:style-name="T3">py</text:span><text:span text:style-name="T1"> -i </text:span><text:span text:style-name="T5">tokens.json</text:span><text:span text:style-name="T1"> </text:span></text:p>
        </text:list-item>
        <text:list-item>
          <text:p text:style-name="P30"><text:span text:style-name="T4">Running –&gt; </text:span><text:span text:style-name="T1">build_index(args.input_file,args.output_file)</text:span></text:p>
        </text:list-item>
      </text:list>
      <text:p text:style-name="P2">============================================================</text:p>
      <text:p text:style-name="P26"><text:span text:style-name="T14">- Input: </text:span><text:span text:style-name="T15">Lists of Tokens</text:span><text:span text:style-name="T16"> </text:span><text:span text:style-name="T15"><text:s/>[ID, Token] </text:span><text:span text:style-name="T17">(In this case of the entire REUTERS collection)</text:span></text:p>
      <text:p text:style-name="P28"><text:span text:style-name="T6">- Output: </text:span><text:span text:style-name="T7">Sorted individual Blocks</text:span></text:p>
      <text:p text:style-name="P16">============================================================</text:p>
      <text:p text:style-name="P7"/>
      <text:p text:style-name="P8">os.chdir(os.getcwd() + "/BLOCKS")<text:span text:style-name="T19">: </text:span><text:span text:style-name="T20">The Block will be stored in this folder to not clutter up the root folder.</text:span></text:p>
      <text:p text:style-name="P14"/>
      <text:p text:style-name="P13">- The tokens are read line by line and parse to retrieve the docID then the term.</text:p>
      <text:p text:style-name="P13">- If the term exists already in the dictionary, we have now to check if the current docID is already in the list of docIDs.</text:p>
      <text:p text:style-name="P13"><text:tab/>&gt; If that docID is a duplicate, it is ignored.</text:p>
      <text:p text:style-name="P13"><text:tab/>&gt; Else, we will append it to the list.</text:p>
      <text:p text:style-name="P9"><text:span text:style-name="T19">- If the term doesn’t exist </text:span><text:span text:style-name="T21">in the dictionary</text:span><text:span text:style-name="T19">, we just add it to the dictionary as a key. The value is a list version of the docID.</text:span></text:p>
      <text:p text:style-name="P13"/>
      <text:p text:style-name="P9"><text:span text:style-name="T19">- </text:span>len(current_dictionary) == 500<text:span text:style-name="T19">: </text:span><text:span text:style-name="T22">After the # of keys in the dictionary reaches 500, we need to sort the dictionary by iterating through it and creating a sorted dictionary done as so: </text:span><text:span text:style-name="T25">sorted_dictionary = collections.OrderedDict(sorted(current_dictionary.items()))</text:span></text:p>
      <text:p text:style-name="P13">- <text:span text:style-name="T25">This sorted_dictionary is then dumped into a file with the name “BLOCK” + block_counter.</text:span></text:p>
      <text:p text:style-name="P13">- <text:span text:style-name="T25">After this block has been created, the current_dictionary is clear and the block_counter goes up by one.</text:span></text:p>
      <text:p text:style-name="P13"/>
      <text:p text:style-name="P13"/>
      <text:p text:style-name="P13"/>
      <text:p text:style-name="P6"><text:soft-page-break/>Merging the Blocks <text:span text:style-name="T26">and creating the final index</text:span></text:p>
      <text:p text:style-name="P12"/>
      <text:p text:style-name="P5">Tested Commands</text:p>
      <text:list xml:id="list221261068317041" text:continue-numbering="true" text:style-name="L1">
        <text:list-item>
          <text:p text:style-name="P31"><text:span text:style-name="T1">python3 </text:span><text:span text:style-name="T2">spimi-indexer.</text:span><text:span text:style-name="T3">py</text:span><text:span text:style-name="T1"> -i </text:span><text:span text:style-name="T5">tokens.json</text:span><text:span text:style-name="T1"> </text:span></text:p>
        </text:list-item>
        <text:list-item>
          <text:p text:style-name="P32">Running –&gt; create_final_index()</text:p>
        </text:list-item>
      </text:list>
      <text:p text:style-name="P3">============================================================</text:p>
      <text:p text:style-name="P29"><text:span text:style-name="T8">- Input: </text:span><text:span text:style-name="T9">Block files</text:span></text:p>
      <text:p text:style-name="P17">- Output: </text:p>
      <text:p text:style-name="P15">============================================================</text:p>
      <text:p text:style-name="P15"/>
      <text:p text:style-name="P10">files = os.listdir(os.getcwd()):<text:span text:style-name="T19"> </text:span><text:span text:style-name="T23">Used to account the # of blocks in the directory.</text:span></text:p>
      <text:p text:style-name="P10"><text:span text:style-name="T27">current_dictionary = dict(current_dictionary, **data): </text:span><text:span text:style-name="T23">Data is a keyword parameter which is a JSON dictionary object that is passed to the current_dictonary and appended. For each block that is open, this is what will happen. In the end, current_dictionary will consists of all the terms from blocks.</text:span></text:p>
      <text:p text:style-name="P10"><text:span text:style-name="T23"/></text:p>
      <text:p text:style-name="P10"><text:span text:style-name="T27">sorted_dictionary = collections.OrderedDict(sorted(current_dictionary.items())): </text:span><text:span text:style-name="T24">T</text:span><text:span text:style-name="T23">his has to be sorted once again before the final merging can be done.</text:span></text:p>
      <text:p text:style-name="P34"><text:span text:style-name="T27">os.chdir(".."):</text:span><text:span text:style-name="T23"> </text:span><text:span text:style-name="T24">We change the directory back to root so that the intermediate “sorted_dictionary.json” can be written in the root folder. If not, it would interfere and mess up the “files” listed above and the count of blocks.</text:span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0T22:12:59.657631149</dc:date>
    <meta:editing-duration>PT18H24M13S</meta:editing-duration>
    <meta:editing-cycles>111</meta:editing-cycles>
    <meta:generator>LibreOffice/7.0.2.2$MacOSX_X86_64 LibreOffice_project/8349ace3c3162073abd90d81fd06dcfb6b36b994</meta:generator>
    <meta:document-statistic meta:table-count="0" meta:image-count="0" meta:object-count="0" meta:page-count="2" meta:paragraph-count="37" meta:word-count="377" meta:character-count="2572" meta:non-whitespace-character-count="2230"/>
  </office:meta>
</office:document-meta>
</file>